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</style:style>
    <style:style style:name="P2" style:family="paragraph" style:parent-style-name="Heading_20_2" style:list-style-name="">
      <style:paragraph-properties fo:margin-left="0cm" fo:margin-right="0cm" fo:margin-top="0.353cm" fo:margin-bottom="0.212cm" style:contextual-spacing="false" fo:text-align="start" style:justify-single-word="false" fo:text-indent="0cm" style:auto-text-indent="false" style:writing-mode="lr-tb"/>
    </style:style>
    <style:style style:name="P3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4" style:family="paragraph" style:parent-style-name="Heading_20_2">
      <style:paragraph-properties fo:margin-left="0cm" fo:margin-right="0cm" fo:margin-top="0.353cm" fo:margin-bottom="0.212cm" style:contextual-spacing="false" fo:text-align="start" style:justify-single-word="false" fo:text-indent="0cm" style:auto-text-indent="false" style:writing-mode="lr-tb"/>
    </style:style>
    <style:style style:name="P5" style:family="paragraph" style:parent-style-name="Heading_20_3" style:list-style-name="">
      <style:paragraph-properties fo:margin-left="0cm" fo:margin-right="0cm" fo:margin-top="0.247cm" fo:margin-bottom="0.212cm" style:contextual-spacing="false" fo:text-align="start" style:justify-single-word="false" fo:text-indent="0cm" style:auto-text-indent="false" style:writing-mode="lr-tb"/>
    </style:style>
    <style:style style:name="P6" style:family="paragraph" style:parent-style-name="Heading_20_4" style:list-style-name="WWNum12">
      <style:paragraph-properties fo:text-align="start" style:justify-single-word="false" style:writing-mode="lr-tb"/>
    </style:style>
    <style:style style:name="P7" style:family="paragraph" style:parent-style-name="Heading_20_4" style:list-style-name="WWNum11">
      <style:paragraph-properties fo:text-align="start" style:justify-single-word="false" style:writing-mode="lr-tb"/>
    </style:style>
    <style:style style:name="P8" style:family="paragraph" style:parent-style-name="Horizontal_20_Line">
      <style:paragraph-properties fo:margin-top="0cm" fo:margin-bottom="0.499cm" style:contextual-spacing="false" fo:text-align="start" style:justify-single-word="false" style:border-line-width-bottom="0.009cm 0.009cm 0.009cm" fo:padding="0cm" fo:border-left="none" fo:border-right="none" fo:border-top="none" fo:border-bottom="0.74pt double #808080" text:number-lines="false" text:line-number="0" style:writing-mode="lr-tb"/>
    </style:style>
    <style:style style:name="P9" style:family="paragraph" style:parent-style-name="Horizontal_20_Line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 style:list-style-name="WWNum10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2" style:family="paragraph" style:parent-style-name="Text_20_body" style:list-style-name="WWNum2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3" style:family="paragraph" style:parent-style-name="Text_20_body" style:list-style-name="WWNum3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4" style:family="paragraph" style:parent-style-name="Text_20_body" style:list-style-name="WWNum4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5" style:family="paragraph" style:parent-style-name="Text_20_body" style:list-style-name="WWNum5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6" style:family="paragraph" style:parent-style-name="Text_20_body" style:list-style-name="WWNum6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7" style:family="paragraph" style:parent-style-name="Text_20_body" style:list-style-name="WWNum7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8" style:family="paragraph" style:parent-style-name="Text_20_body" style:list-style-name="WWNum8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19" style:family="paragraph" style:parent-style-name="Text_20_body" style:list-style-name="WWNum9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P20" style:family="paragraph" style:parent-style-name="Text_20_body" style:list-style-name="WWNum10">
      <style:paragraph-properties fo:margin-left="1.251cm" fo:margin-right="0cm" fo:text-align="start" style:justify-single-word="false" fo:text-indent="-0.499cm" style:auto-text-indent="false" style:writing-mode="lr-tb">
        <style:tab-stops>
          <style:tab-stop style:position="1.251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AI Engineer Syllabus</text:span></text:span></text:h>
      <text:p text:style-name="P8"/>
      <text:h text:style-name="P2" text:outline-level="2"><text:span text:style-name="Strong_20_Emphasis"><text:span text:style-name="T1">1. Programming &amp; Backend Basics</text:span></text:span></text:h>
      <text:list xml:id="list1953579916" text:style-name="WWNum2">
        <text:list-item>
          <text:p text:style-name="P12">Python for AI applications</text:p>
        </text:list-item>
        <text:list-item>
          <text:p text:style-name="P12">Async programming basics</text:p>
        </text:list-item>
        <text:list-item>
          <text:p text:style-name="P12">FastAPI fundamentals</text:p>
        </text:list-item>
        <text:list-item>
          <text:p text:style-name="P12">REST APIs and request/response lifecycle</text:p>
        </text:list-item>
        <text:list-item>
          <text:p text:style-name="P12">Environment management &amp; dependency handling</text:p>
        </text:list-item>
      </text:list>
      <text:p text:style-name="P8"/>
      <text:h text:style-name="P2" text:outline-level="2"><text:span text:style-name="Strong_20_Emphasis"><text:span text:style-name="T1">2. ML &amp; NLP Essentials</text:span></text:span></text:h>
      <text:list xml:id="list1984584965" text:style-name="WWNum3">
        <text:list-item>
          <text:p text:style-name="P13">Machine learning refresher</text:p>
        </text:list-item>
        <text:list-item>
          <text:p text:style-name="P13">Neural networks basics</text:p>
        </text:list-item>
        <text:list-item>
          <text:p text:style-name="P13">NLP fundamentals</text:p>
        </text:list-item>
        <text:list-item>
          <text:p text:style-name="P13">Tokenization and embeddings</text:p>
        </text:list-item>
        <text:list-item>
          <text:p text:style-name="P13">Introduction to transformers</text:p>
        </text:list-item>
      </text:list>
      <text:p text:style-name="P8"/>
      <text:h text:style-name="P2" text:outline-level="2"><text:span text:style-name="Strong_20_Emphasis"><text:span text:style-name="T1">3. Large Language Models</text:span></text:span></text:h>
      <text:list xml:id="list55602090" text:style-name="WWNum4">
        <text:list-item>
          <text:p text:style-name="P14">LLM overview and ecosystem</text:p>
        </text:list-item>
        <text:list-item>
          <text:p text:style-name="P14">Hosted vs open-source models</text:p>
        </text:list-item>
        <text:list-item>
          <text:p text:style-name="P14">Inference parameters (temperature, top-p)</text:p>
        </text:list-item>
        <text:list-item>
          <text:p text:style-name="P14">Prompt structure (system, user, developer)</text:p>
        </text:list-item>
        <text:list-item>
          <text:p text:style-name="P14">Structured outputs (JSON)</text:p>
        </text:list-item>
      </text:list>
      <text:p text:style-name="P8"/>
      <text:h text:style-name="P2" text:outline-level="2"><text:span text:style-name="Strong_20_Emphasis"><text:span text:style-name="T1">4. Prompt Engineering</text:span></text:span></text:h>
      <text:list xml:id="list636270596" text:style-name="WWNum5">
        <text:list-item>
          <text:p text:style-name="P15">Prompt design patterns</text:p>
        </text:list-item>
        <text:list-item>
          <text:p text:style-name="P15">Few-shot and zero-shot prompting</text:p>
        </text:list-item>
        <text:list-item>
          <text:p text:style-name="P15">Chain-of-thought (controlled usage)</text:p>
        </text:list-item>
        <text:list-item>
          <text:p text:style-name="P15">Prompt evaluation basics</text:p>
        </text:list-item>
        <text:list-item>
          <text:p text:style-name="P15">Prompt security fundamentals</text:p>
        </text:list-item>
      </text:list>
      <text:p text:style-name="P8"/>
      <text:h text:style-name="P2" text:outline-level="2"><text:soft-page-break/><text:span text:style-name="Strong_20_Emphasis"><text:span text:style-name="T1">5. RAG &amp; Agent Systems</text:span></text:span></text:h>
      <text:p text:style-name="P8"/>
      <text:h text:style-name="P5" text:outline-level="3"><text:span text:style-name="Strong_20_Emphasis"><text:span text:style-name="T1">5.1 Embeddings &amp; Vector Search</text:span></text:span></text:h>
      <text:list xml:id="list2025199261" text:style-name="WWNum6">
        <text:list-item>
          <text:p text:style-name="P16">Embedding models</text:p>
        </text:list-item>
        <text:list-item>
          <text:p text:style-name="P16">Chunking strategies</text:p>
        </text:list-item>
        <text:list-item>
          <text:p text:style-name="P16">Similarity search</text:p>
        </text:list-item>
        <text:list-item>
          <text:p text:style-name="P16">Vector databases (FAISS / Chroma / Pinecone)</text:p>
        </text:list-item>
      </text:list>
      <text:p text:style-name="P8"/>
      <text:h text:style-name="P5" text:outline-level="3"><text:span text:style-name="Strong_20_Emphasis"><text:span text:style-name="T1">5.2 Retrieval-Augmented Generation (RAG)</text:span></text:span></text:h>
      <text:list xml:id="list3741217943" text:style-name="WWNum7">
        <text:list-item>
          <text:p text:style-name="P17">RAG architecture</text:p>
        </text:list-item>
        <text:list-item>
          <text:p text:style-name="P17">Document ingestion pipelines</text:p>
        </text:list-item>
        <text:list-item>
          <text:p text:style-name="P17">Metadata filtering</text:p>
        </text:list-item>
        <text:list-item>
          <text:p text:style-name="P17">Context optimization</text:p>
        </text:list-item>
        <text:list-item>
          <text:p text:style-name="P17">RAG evaluation basics</text:p>
        </text:list-item>
      </text:list>
      <text:p text:style-name="P8"/>
      <text:h text:style-name="P5" text:outline-level="3"><text:span text:style-name="Strong_20_Emphasis"><text:span text:style-name="T1">5.3 Tool Calling &amp; Agents</text:span></text:span></text:h>
      <text:list xml:id="list3355769937" text:style-name="WWNum8">
        <text:list-item>
          <text:p text:style-name="P18">Function calling concepts</text:p>
        </text:list-item>
        <text:list-item>
          <text:p text:style-name="P18">Tool-using LLMs</text:p>
        </text:list-item>
        <text:list-item>
          <text:p text:style-name="P18">Single-agent workflows</text:p>
        </text:list-item>
        <text:list-item>
          <text:p text:style-name="P18">State and memory handling</text:p>
        </text:list-item>
      </text:list>
      <text:p text:style-name="P8"/>
      <text:h text:style-name="P5" text:outline-level="3"><text:span text:style-name="Strong_20_Emphasis"><text:span text:style-name="T1">5.4 Agent Applications</text:span></text:span></text:h>
      <text:list xml:id="list391269754" text:style-name="WWNum9">
        <text:list-item>
          <text:p text:style-name="P19">Multi-step reasoning</text:p>
        </text:list-item>
        <text:list-item>
          <text:p text:style-name="P19">Error handling in agents</text:p>
        </text:list-item>
        <text:list-item>
          <text:p text:style-name="P19">Simple multi-agent patterns</text:p>
        </text:list-item>
        <text:list-item>
          <text:p text:style-name="P19">Workflow automation use cases</text:p>
        </text:list-item>
      </text:list>
      <text:p text:style-name="P8"/>
      <text:h text:style-name="P2" text:outline-level="2"><text:span text:style-name="Strong_20_Emphasis"><text:span text:style-name="T1">6. Production Deployment &amp; Projects</text:span></text:span></text:h>
      <text:p text:style-name="P8"/>
      <text:h text:style-name="P5" text:outline-level="3"><text:span text:style-name="Strong_20_Emphasis"><text:span text:style-name="T1">6.1 Fine-Tuning &amp; Adaptation</text:span></text:span></text:h>
      <text:list xml:id="list3768250077" text:style-name="WWNum10">
        <text:list-item>
          <text:p text:style-name="P20">Fine-tuning overview</text:p>
        </text:list-item>
        <text:list-item>
          <text:p text:style-name="P20">LoRA / PEFT concepts</text:p>
        </text:list-item>
        <text:list-item>
          <text:p text:style-name="P20"><text:soft-page-break/>Dataset preparation</text:p>
        </text:list-item>
        <text:list-item>
          <text:p text:style-name="P20">When to use fine-tuning vs RAG</text:p>
        </text:list-item>
      </text:list>
      <text:h text:style-name="P3" text:outline-level="2"><text:span text:style-name="Strong_20_Emphasis"><text:span text:style-name="T1">7. Mlops Tools</text:span></text:span></text:h>
      <text:p text:style-name="P9"/>
      <text:list xml:id="list1215206151" text:style-name="WWNum12">
        <text:list-item>
          <text:list>
            <text:list-item>
              <text:list>
                <text:list-item>
                  <text:list>
                    <text:list-item>
                      <text:h text:style-name="P6" text:outline-level="4"><text:span text:style-name="Strong_20_Emphasis"><text:span text:style-name="T2">Git, <text:s/>Docker, Github actions – CI/CD, AWS services which are required for deployment.</text:span>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3" text:outline-level="2"><text:span text:style-name="Strong_20_Emphasis"><text:span text:style-name="T1">8. Projects</text:span></text:span></text:h>
      <text:p text:style-name="P9"/>
      <text:list xml:id="list92634552" text:style-name="WWNum11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span text:style-name="Strong_20_Emphasis"><text:span text:style-name="T2">4 industry level projects</text:span></text:span></text:h>
                    </text:list-item>
                  </text:list>
                </text:list-item>
              </text:list>
            </text:list-item>
          </text:list>
        </text:list-item>
      </text:list>
      <text:h text:style-name="P3" text:outline-level="2"><text:span text:style-name="Strong_20_Emphasis"><text:span text:style-name="T1">8. Interview Questions</text:span></text:span></text:h>
      <text:p text:style-name="P9"/>
      <text:list xml:id="list101560371758350" text:continue-list="list3768250077" text:style-name="WWNum10">
        <text:list-item>
          <text:p text:style-name="P11">100+ interview questions</text:p>
        </text:list-item>
      </text:list>
      <text:p text:style-name="P10"/>
      <text:p text:style-name="P9"/>
      <text:p text:style-name="P10">Industry Requirement:<text:line-break/></text:p>
      <text:p text:style-name="P10">python handson + langchain/ langgraph(Ai)+ Deployment(git, github actions/jenkins/gitlab, docker, kuber, AWS- EKS, Ec2,s3, ECR + 2-3 industry level projects with deployment + 100+ interview questions + security of Application + Scalable Application </text:p>
      <text:p text:style-name="P10"/>
      <text:p text:style-name="P10"/>
      <text:p text:style-name="P10"/>
      <text:h text:style-name="P4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WWNum1" style:list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WWNum1" style:list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WWNum1" style:list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WWNum1" style:list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9:38:25</meta:creation-date>
    <dc:language>en-IN</dc:language>
    <dc:date>2026-01-30T09:08:35</dc:date>
    <meta:editing-cycles>3</meta:editing-cycles>
    <meta:editing-duration>PT1H29M</meta:editing-duration>
    <meta:generator>LibreOffice/7.3.7.2$Linux_X86_64 LibreOffice_project/30$Build-2</meta:generator>
    <meta:document-statistic meta:table-count="0" meta:image-count="0" meta:object-count="0" meta:page-count="3" meta:paragraph-count="61" meta:word-count="288" meta:character-count="1867" meta:non-whitespace-character-count="1680"/>
    <meta:user-defined meta:name="AppVersion">15.0000</meta:user-defined>
  </office:meta>
</office:document-meta>
</file>